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65fa" officeooo:paragraph-rsid="001065fa"/>
    </style:style>
    <style:style style:name="P2" style:family="paragraph" style:parent-style-name="Standard">
      <style:text-properties officeooo:paragraph-rsid="001065fa"/>
    </style:style>
    <style:style style:name="P3" style:family="paragraph" style:parent-style-name="Standard">
      <style:text-properties officeooo:rsid="00118824" officeooo:paragraph-rsid="00118824"/>
    </style:style>
    <style:style style:name="P4" style:family="paragraph" style:parent-style-name="Standard">
      <style:text-properties officeooo:rsid="00118824" officeooo:paragraph-rsid="001355fc"/>
    </style:style>
    <style:style style:name="P5" style:family="paragraph" style:parent-style-name="Standard">
      <style:text-properties officeooo:paragraph-rsid="00118824"/>
    </style:style>
    <style:style style:name="P6" style:family="paragraph" style:parent-style-name="Standard">
      <style:text-properties officeooo:paragraph-rsid="001355fc"/>
    </style:style>
    <style:style style:name="P7" style:family="paragraph" style:parent-style-name="Standard">
      <style:text-properties officeooo:rsid="001355fc" officeooo:paragraph-rsid="001355fc"/>
    </style:style>
    <style:style style:name="P8" style:family="paragraph" style:parent-style-name="Standard">
      <style:text-properties officeooo:rsid="0013fa67" officeooo:paragraph-rsid="0013fa67"/>
    </style:style>
    <style:style style:name="P9" style:family="paragraph" style:parent-style-name="Standard">
      <style:text-properties officeooo:rsid="0014393f" officeooo:paragraph-rsid="0014393f"/>
    </style:style>
    <style:style style:name="P10" style:family="paragraph" style:parent-style-name="Standard">
      <style:text-properties officeooo:paragraph-rsid="0014393f"/>
    </style:style>
    <style:style style:name="P11" style:family="paragraph" style:parent-style-name="Standard">
      <style:text-properties style:font-name="Liberation Serif" officeooo:rsid="00118824" officeooo:paragraph-rsid="00118824"/>
    </style:style>
    <style:style style:name="P12" style:family="paragraph" style:parent-style-name="Standard">
      <style:text-properties style:font-name="Liberation Serif" officeooo:rsid="0013fa67" officeooo:paragraph-rsid="0013fa67"/>
    </style:style>
    <style:style style:name="P13" style:family="paragraph" style:parent-style-name="Standard">
      <style:text-properties style:font-name="Liberation Serif" officeooo:rsid="0014393f" officeooo:paragraph-rsid="0014393f"/>
    </style:style>
    <style:style style:name="P14" style:family="paragraph" style:parent-style-name="Standard">
      <style:text-properties style:font-name="Liberation Serif" officeooo:rsid="001355fc" officeooo:paragraph-rsid="001355fc"/>
    </style:style>
    <style:style style:name="P15" style:family="paragraph" style:parent-style-name="Standard">
      <style:text-properties style:font-name="Liberation Serif" officeooo:rsid="00118824" officeooo:paragraph-rsid="00118824"/>
    </style:style>
    <style:style style:name="P16" style:family="paragraph" style:parent-style-name="Standard">
      <style:text-properties style:font-name="Liberation Serif" officeooo:rsid="0018cfef" officeooo:paragraph-rsid="0018cfef"/>
    </style:style>
    <style:style style:name="P17" style:family="paragraph" style:parent-style-name="Standard">
      <style:text-properties officeooo:rsid="0014e782" officeooo:paragraph-rsid="0014e782"/>
    </style:style>
    <style:style style:name="P18" style:family="paragraph" style:parent-style-name="Standard">
      <style:text-properties officeooo:rsid="0014e782" officeooo:paragraph-rsid="0018cfef"/>
    </style:style>
    <style:style style:name="P19" style:family="paragraph" style:parent-style-name="Standard">
      <style:text-properties officeooo:rsid="0018cfef" officeooo:paragraph-rsid="0018cfef"/>
    </style:style>
    <style:style style:name="P20" style:family="paragraph" style:parent-style-name="Standard">
      <style:text-properties officeooo:paragraph-rsid="0018cfef"/>
    </style:style>
    <style:style style:name="P21" style:family="paragraph" style:parent-style-name="Standard">
      <style:text-properties officeooo:rsid="0014e782" officeooo:paragraph-rsid="0018cfef" fo:background-color="#ffff00"/>
    </style:style>
    <style:style style:name="P22" style:family="paragraph" style:parent-style-name="Standard">
      <style:text-properties officeooo:rsid="00118824" officeooo:paragraph-rsid="00118824"/>
    </style:style>
    <style:style style:name="T1" style:family="text">
      <style:text-properties officeooo:rsid="001065fa"/>
    </style:style>
    <style:style style:name="T2" style:family="text">
      <style:text-properties style:text-position="super 58%" officeooo:rsid="001065fa"/>
    </style:style>
    <style:style style:name="T3" style:family="text">
      <style:text-properties style:text-position="0% 100%" officeooo:rsid="001065fa"/>
    </style:style>
    <style:style style:name="T4" style:family="text">
      <style:text-properties officeooo:rsid="00118824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18824"/>
    </style:style>
    <style:style style:name="T7" style:family="text">
      <style:text-properties style:font-name="Liberation Serif" officeooo:rsid="001065fa"/>
    </style:style>
    <style:style style:name="T8" style:family="text">
      <style:text-properties style:font-name="Liberation Serif" officeooo:rsid="001355fc"/>
    </style:style>
    <style:style style:name="T9" style:family="text">
      <style:text-properties style:font-name="Liberation Serif" style:font-name-asian="Liberation Serif" style:font-name-complex="Liberation Serif"/>
    </style:style>
    <style:style style:name="T10" style:family="text">
      <style:text-properties style:font-name="Liberation Serif" style:font-name-asian="Noto Serif CJK SC" style:font-name-complex="Noto Sans1"/>
    </style:style>
    <style:style style:name="T11" style:family="text">
      <style:text-properties style:font-name="Liberation Serif" officeooo:rsid="0014393f"/>
    </style:style>
    <style:style style:name="T12" style:family="text">
      <style:text-properties style:font-name="Liberation Serif" officeooo:rsid="0014e782"/>
    </style:style>
    <style:style style:name="T13" style:family="text">
      <style:text-properties style:font-name="Liberation Serif" officeooo:rsid="0018cfef"/>
    </style:style>
    <style:style style:name="T14" style:family="text">
      <style:text-properties style:font-name="Liberation Serif" fo:font-weight="bold" style:font-weight-asian="bold" style:font-weight-complex="bold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officeooo:rsid="0018c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6.2 (b)</text:p>
      <text:p text:style-name="P1">True. </text:p>
      <text:p text:style-name="P1">There exists an integer, -1, where -1 + 2 = 1.</text:p>
      <text:p text:style-name="P1"/>
      <text:p text:style-name="P1"/>
      <text:p text:style-name="P1">1.6.3 (d)</text:p>
      <text:p text:style-name="P2"><text:bookmark text:name="MathJax-Element-7-Frame"/><text:bookmark text:name="MJXc-Node-28"/><text:bookmark text:name="MJXc-Node-27"/><text:bookmark text:name="MJXc-Node-26"/><text:span text:style-name="T1">∀x(x </text:span>≤ <text:span text:style-name="T1">x</text:span><text:span text:style-name="T2">2 <text:s/></text:span><text:span text:style-name="T3">+ 1)</text:span></text:p>
      <text:p text:style-name="P2"><text:span text:style-name="T3"/></text:p>
      <text:p text:style-name="P2"><text:span text:style-name="T3"/></text:p>
      <text:p text:style-name="P1">1.6.4 (b)</text:p>
      <text:p text:style-name="P1">This is true because within the predicate P(x), ‘a’ is True.</text:p>
      <text:p text:style-name="P1"/>
      <text:p text:style-name="P1"><text:s/></text:p>
      <text:p text:style-name="P3">1.7.2 (a)</text:p>
      <text:p text:style-name="P3"><text:bookmark text:name="MathJax-Element-6-Frame"/><text:bookmark text:name="MJXc-Node-25"/><text:bookmark text:name="MJXc-Node-24"/><text:bookmark text:name="MJXc-Node-23"/>∃x(E(x) /\ T(x))</text:p>
      <text:p text:style-name="P3"/>
      <text:p text:style-name="P3">1.7.2 (d)</text:p>
      <text:p text:style-name="P5"><text:bookmark text:name="MJXc-Node-24 Copy 1"/><text:bookmark text:name="MJXc-Node-25 Copy 1"/><text:bookmark text:name="MathJax-Element-6-Frame Copy 1"/><text:bookmark text:name="MJXc-Node-23 Copy 1"/><text:span text:style-name="T4">∃x(E(x) /\ </text:span><text:bookmark text:name="MJXc-Node-20"/><text:bookmark text:name="MathJax-Element-5-Frame"/><text:bookmark text:name="MJXc-Node-22"/><text:bookmark text:name="MJXc-Node-21"/>¬<text:span text:style-name="T4">T(x))</text:span></text:p>
      <text:p text:style-name="P3"/>
      <text:p text:style-name="P3"/>
      <text:p text:style-name="P3">1.7.4 (b)</text:p>
      <text:p text:style-name="P5"><text:bookmark text:name="MathJax-Element-7-Frame Copy 1"/><text:bookmark text:name="MJXc-Node-28 Copy 1"/><text:bookmark text:name="MJXc-Node-27 Copy 1"/><text:bookmark text:name="MJXc-Node-26 Copy 1"/><text:span text:style-name="T1">∀</text:span><text:span text:style-name="T4">x(</text:span><text:span text:style-name="T6">¬S(x) /\ W(x))</text:span></text:p>
      <text:p text:style-name="P5"><text:span text:style-name="T6"/></text:p>
      <text:p text:style-name="P5"><text:span text:style-name="T6"/></text:p>
      <text:p text:style-name="P11">1.8.2 (a)</text:p>
      <text:p text:style-name="P6"><text:bookmark text:name="MathJax-Element-7-Frame Copy 2"/><text:bookmark text:name="MJXc-Node-28 Copy 2"/><text:bookmark text:name="MJXc-Node-27 Copy 2"/><text:bookmark text:name="MJXc-Node-26 Copy 2"/><text:span text:style-name="T7">∀</text:span><text:span text:style-name="T8">xD(x)</text:span></text:p>
      <text:p text:style-name="P7"><text:span text:style-name="T5">¬</text:span><text:span text:style-name="T7">∀</text:span><text:span text:style-name="T5">xD(x)</text:span></text:p>
      <text:p text:style-name="P6"><text:bookmark text:name="MJXc-Node-25 Copy 1 Copy 1"/><text:bookmark text:name="MathJax-Element-6-Frame Copy 1 Copy 1"/><text:bookmark text:name="MJXc-Node-24 Copy 1 Copy 1"/><text:bookmark text:name="MJXc-Node-23 Copy 1 Copy 1"/><text:span text:style-name="T6">∃</text:span><text:span text:style-name="T8">x¬D(x)</text:span></text:p>
      <text:p text:style-name="P14">There exists a patient who didn’t receive the medication.</text:p>
      <text:p text:style-name="P4"><text:span text:style-name="T5"/></text:p>
      <text:p text:style-name="P11">1.8.2 (c)</text:p>
      <text:p text:style-name="P6"><text:bookmark text:name="MathJax-Element-6-Frame Copy 1 Copy 2"/><text:bookmark text:name="MJXc-Node-23 Copy 1 Copy 2"/><text:bookmark text:name="MJXc-Node-25 Copy 1 Copy 2"/><text:bookmark text:name="MJXc-Node-24 Copy 1 Copy 2"/><text:span text:style-name="T5">∃</text:span><text:span text:style-name="T8">x(D(x) /\ M(x))</text:span></text:p>
      <text:p text:style-name="P7"><text:span text:style-name="T5">¬</text:span><text:span text:style-name="T6">∃</text:span><text:span text:style-name="T5">x(D(x) /\ M(x))</text:span></text:p>
      <text:p text:style-name="P6"><text:bookmark text:name="MathJax-Element-7-Frame Copy 2 Copy 1"/><text:bookmark text:name="MJXc-Node-28 Copy 2 Copy 1"/><text:bookmark text:name="MJXc-Node-27 Copy 2 Copy 1"/><text:bookmark text:name="MJXc-Node-26 Copy 2 Copy 1"/><text:span text:style-name="T7">∀</text:span><text:span text:style-name="T5">x</text:span><text:span text:style-name="T8">¬(D(x) /\ M(x))</text:span></text:p>
      <text:p text:style-name="P6"><text:bookmark text:name="MathJax-Element-7-Frame Copy 2 Copy 2"/><text:bookmark text:name="MJXc-Node-28 Copy 2 Copy 2"/><text:bookmark text:name="MJXc-Node-27 Copy 2 Copy 2"/><text:bookmark text:name="MJXc-Node-26 Copy 2 Copy 2"/><text:span text:style-name="T7">∀</text:span><text:span text:style-name="T8">x(¬D(x) \/ ¬M(x))</text:span></text:p>
      <text:p text:style-name="P14">Every patient was either not given the medication or didn’t have a migraine.</text:p>
      <text:p text:style-name="P6"><text:span text:style-name="T8"/></text:p>
      <text:p text:style-name="P11">1.9.3 (b)</text:p>
      <text:p text:style-name="P12">True.</text:p>
      <text:p text:style-name="P12">X could be 0, and there’s no real number Y that can make xy = 0 false.</text:p>
      <text:p text:style-name="P3"><text:span text:style-name="T5"/></text:p>
      <text:p text:style-name="P11">1.9.3 (d)</text:p>
      <text:p text:style-name="P12">False.</text:p>
      <text:p text:style-name="P12">If X can be any number, it doesn’t matter what number Y chooses to be because Z can be any number, including an incorrect number.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>1.9.4 (c)</text:span></text:p>
      <text:p text:style-name="P20"><text:bookmark text:name="MJXc-Node-25 Copy 1 Copy 2 Copy 1"/><text:bookmark text:name="MJXc-Node-24 Copy 1 Copy 2 Copy 1"/><text:bookmark text:name="MathJax-Element-6-Frame Copy 1 Copy 2 Copy 1"/><text:bookmark text:name="MJXc-Node-23 Copy 1 Copy 2 Copy 1"/><text:span text:style-name="T13">Start:</text:span></text:p>
      <text:p text:style-name="P20"><text:span text:style-name="T5">∃</text:span><text:span text:style-name="T12">x</text:span><text:span text:style-name="T7">∀</text:span><text:span text:style-name="T12">y(P(x, y) → Q(x, y)</text:span><text:span text:style-name="T13">)</text:span></text:p>
      <text:p text:style-name="P18"><text:span text:style-name="T13">Add negation:</text:span></text:p>
      <text:p text:style-name="P18"><text:span text:style-name="T5">¬∃x</text:span><text:span text:style-name="T7">∀</text:span><text:span text:style-name="T5">y(P(x, y) → Q(x, y)</text:span><text:span text:style-name="T13">)</text:span></text:p>
      <text:p text:style-name="P17"><text:span text:style-name="T5"/></text:p>
      <text:p text:style-name="P19"><text:span text:style-name="T5">De Morgan’s Law</text:span></text:p>
      <text:p text:style-name="P18"><text:span text:style-name="T7">∀</text:span><text:span text:style-name="T5">x</text:span><text:span text:style-name="T13">¬</text:span><text:span text:style-name="T7">∀</text:span><text:span text:style-name="T5">y(P(x, y) → Q(x, y)</text:span><text:span text:style-name="T13">)</text:span></text:p>
      <text:p text:style-name="P18"><text:span text:style-name="T5"/></text:p>
      <text:p text:style-name="P19"><text:span text:style-name="T5">De Morgan’s Law</text:span></text:p>
      <text:p text:style-name="P18"><text:span text:style-name="T7">∀</text:span><text:span text:style-name="T5">x∃y</text:span><text:span text:style-name="T13">¬</text:span><text:span text:style-name="T5">(P(x, y) → Q(x, y)</text:span><text:span text:style-name="T13">)</text:span></text:p>
      <text:p text:style-name="P18"><text:span text:style-name="T5"/></text:p>
      <text:p text:style-name="P19"><text:span text:style-name="T5">Conditional Identity</text:span></text:p>
      <text:p text:style-name="P18"><text:span text:style-name="T7">∀</text:span><text:span text:style-name="T5">x∃y</text:span><text:span text:style-name="T13">¬</text:span><text:span text:style-name="T5">(</text:span><text:span text:style-name="T13">¬</text:span><text:span text:style-name="T5">P(x, y) </text:span><text:span text:style-name="T13">\/</text:span><text:span text:style-name="T5"> Q(x, y)</text:span><text:span text:style-name="T13">)</text:span></text:p>
      <text:p text:style-name="P18"><text:span text:style-name="T5"/></text:p>
      <text:p text:style-name="P19"><text:span text:style-name="T5">De Morgan’s Law</text:span></text:p>
      <text:p text:style-name="P18"><text:span text:style-name="T7">∀</text:span><text:span text:style-name="T5">x∃y(</text:span><text:span text:style-name="T13">¬¬</text:span><text:span text:style-name="T5">P(x, y) </text:span><text:span text:style-name="T13">\/</text:span><text:span text:style-name="T5"> </text:span><text:span text:style-name="T13">¬</text:span><text:span text:style-name="T5">Q(x, y)</text:span><text:span text:style-name="T13">)</text:span></text:p>
      <text:p text:style-name="P18"><text:span text:style-name="T13"/></text:p>
      <text:p text:style-name="P19"><text:span text:style-name="T5">Double Negation Law and </text:span><text:span text:style-name="T14">Final Answer </text:span><text:span text:style-name="T15">for 1.9.4 (c)</text:span></text:p>
      <text:p text:style-name="P21"><text:span text:style-name="T7">∀</text:span><text:span text:style-name="T5">x∃y(P(x, y) </text:span><text:span text:style-name="T13">\/</text:span><text:span text:style-name="T5"> </text:span><text:span text:style-name="T13">¬</text:span><text:span text:style-name="T5">Q(x, y)</text:span><text:span text:style-name="T13">)</text:span></text:p>
      <text:p text:style-name="P3"><text:span text:style-name="T5"/></text:p>
      <text:p text:style-name="P11">1.9.4 (e)</text:p>
      <text:p text:style-name="P16">Start:</text:p>
      <text:p text:style-name="P17"><text:span text:style-name="T5">∃x∃y</text:span><text:span text:style-name="T13">(</text:span><text:span text:style-name="T5">P(x, y) /\ </text:span><text:span text:style-name="T7">∀</text:span><text:span text:style-name="T5">x</text:span><text:span text:style-name="T7">∀</text:span><text:span text:style-name="T5">yQ(x, y)</text:span><text:span text:style-name="T13">)</text:span></text:p>
      <text:p text:style-name="P19"><text:span text:style-name="T5">Add negation:</text:span></text:p>
      <text:p text:style-name="P17"><text:span text:style-name="T5">¬∃x∃y</text:span><text:span text:style-name="T13">(</text:span><text:span text:style-name="T5">P(x, y) /\ </text:span><text:span text:style-name="T7">∀</text:span><text:span text:style-name="T5">x</text:span><text:span text:style-name="T7">∀</text:span><text:span text:style-name="T5">yQ(x, y)</text:span><text:span text:style-name="T13">)</text:span></text:p>
      <text:p text:style-name="P17"><text:span text:style-name="T5"/></text:p>
      <text:p text:style-name="P19"><text:span text:style-name="T5">De Morgan’s Law</text:span></text:p>
      <text:p text:style-name="P18"><text:span text:style-name="T7">∀</text:span><text:span text:style-name="T5">x</text:span><text:span text:style-name="T13">¬</text:span><text:span text:style-name="T5">∃y</text:span><text:span text:style-name="T13">(</text:span><text:span text:style-name="T5">P(x, y) /\ </text:span><text:span text:style-name="T7">∀</text:span><text:span text:style-name="T5">x</text:span><text:span text:style-name="T7">∀</text:span><text:span text:style-name="T5">yQ(x, y)</text:span><text:span text:style-name="T13">)</text:span></text:p>
      <text:p text:style-name="P3"><text:span text:style-name="T5"/></text:p>
      <text:p text:style-name="P19"><text:span text:style-name="T5">De Morgan’s Law</text:span></text:p>
      <text:p text:style-name="P18"><text:span text:style-name="T7">∀</text:span><text:span text:style-name="T5">x</text:span><text:span text:style-name="T7">∀</text:span><text:span text:style-name="T5">x</text:span><text:span text:style-name="T13">¬</text:span><text:span text:style-name="T13">(</text:span><text:span text:style-name="T5">P(x, y) /\ </text:span><text:span text:style-name="T7">∀</text:span><text:span text:style-name="T5">x</text:span><text:span text:style-name="T7">∀</text:span><text:span text:style-name="T5">yQ(x, y)</text:span><text:span text:style-name="T13">)</text:span></text:p>
      <text:p text:style-name="P18"><text:span text:style-name="T13"/></text:p>
      <text:p text:style-name="P19"><text:span text:style-name="T5">De Morgan’s Law</text:span></text:p>
      <text:p text:style-name="P18"><text:span text:style-name="T7">∀</text:span><text:span text:style-name="T13">x</text:span><text:span text:style-name="T7">∀</text:span><text:span text:style-name="T13">x(</text:span><text:span text:style-name="T13">¬</text:span><text:span text:style-name="T13">P(x, y) \/ </text:span><text:span text:style-name="T13">¬</text:span><text:span text:style-name="T7">∀</text:span><text:span text:style-name="T13">x</text:span><text:span text:style-name="T7">∀</text:span><text:span text:style-name="T13">yQ(x, y))</text:span></text:p>
      <text:p text:style-name="P18"><text:span text:style-name="T13"/></text:p>
      <text:p text:style-name="P19"><text:span text:style-name="T5">De Morgan’s Law</text:span></text:p>
      <text:p text:style-name="P18"><text:span text:style-name="T7">∀</text:span><text:span text:style-name="T13">x</text:span><text:span text:style-name="T7">∀</text:span><text:span text:style-name="T13">x(</text:span><text:span text:style-name="T13">¬</text:span><text:span text:style-name="T13">P(x, y) \/ </text:span><text:span text:style-name="T5">∃y</text:span><text:span text:style-name="T13">¬</text:span><text:span text:style-name="T7">∀</text:span><text:span text:style-name="T13">yQ(x, y))</text:span></text:p>
      <text:p text:style-name="P18"><text:span text:style-name="T13"/></text:p>
      <text:p text:style-name="P19"><text:span text:style-name="T5">De Morgan’s Law and </text:span><text:span text:style-name="T14">Final Answer</text:span><text:span text:style-name="T5"> for 1.9.4 (e)</text:span></text:p>
      <text:p text:style-name="P21"><text:span text:style-name="T7">∀</text:span><text:span text:style-name="T13">x</text:span><text:span text:style-name="T7">∀</text:span><text:span text:style-name="T13">x(</text:span><text:span text:style-name="T13">¬</text:span><text:span text:style-name="T13">P(x, y) \/ ∃y∃y</text:span><text:span text:style-name="T13">¬</text:span><text:span text:style-name="T13">Q(x, y))</text:span></text:p>
      <text:p text:style-name="P3"><text:span text:style-name="T5"/></text:p>
      <text:p text:style-name="P3"><text:span text:style-name="T5"/></text:p>
      <text:p text:style-name="P11">1.10.2 (a)</text:p>
      <text:p text:style-name="P12">True.</text:p>
      <text:p text:style-name="P12">X can be any real number. Since Y can choose to be any number, then Y becomes -X so it equals 0.</text:p>
      <text:p text:style-name="P3"><text:span text:style-name="T5"/></text:p>
      <text:p text:style-name="P3"><text:span text:style-name="T5"/></text:p>
      <text:p text:style-name="P3"><text:span text:style-name="T5"/></text:p>
      <text:p text:style-name="P11"><text:soft-page-break/>1.10.2 (b)</text:p>
      <text:p text:style-name="P12">False.</text:p>
      <text:p text:style-name="P8"><text:span text:style-name="T5">It doesn’t matter what number X chooses to be. Y can be any number so that Y </text:span><text:span text:style-name="T9">≠</text:span><text:span text:style-name="T10"> -X, making x + y = 0 false.</text:span></text:p>
      <text:p text:style-name="P3"><text:span text:style-name="T5"/></text:p>
      <text:p text:style-name="P3"><text:span text:style-name="T5"/></text:p>
      <text:p text:style-name="P11">1.10.4 (a)</text:p>
      <text:p text:style-name="P13">P(x, y) = The ratio of x and y is less than 1</text:p>
      <text:p text:style-name="P10"><text:bookmark text:name="MJXc-Node-25 Copy 1 Copy 1 Copy 1"/><text:bookmark text:name="MJXc-Node-23 Copy 1 Copy 1 Copy 1"/><text:bookmark text:name="MJXc-Node-24 Copy 1 Copy 1 Copy 1"/><text:bookmark text:name="MathJax-Element-6-Frame Copy 1 Copy 1 Copy 1"/><text:span text:style-name="T6">∃</text:span><text:span text:style-name="T11">x</text:span><text:span text:style-name="T6">∃</text:span><text:span text:style-name="T11">yP(x, y)</text:span></text:p>
      <text:p text:style-name="P3"><text:span text:style-name="T5"/></text:p>
      <text:p text:style-name="P11">1.10.4 (c)</text:p>
      <text:p text:style-name="P9">S(x, y) = The sum of x and y is equal to the product of x and y.</text:p>
      <text:p text:style-name="P10"><text:bookmark text:name="MJXc-Node-25 Copy 1 Copy 1 Copy 2"/><text:bookmark text:name="MJXc-Node-23 Copy 1 Copy 1 Copy 2"/><text:bookmark text:name="MJXc-Node-24 Copy 1 Copy 1 Copy 2"/><text:bookmark text:name="MathJax-Element-6-Frame Copy 1 Copy 1 Copy 2"/><text:span text:style-name="T6">∃</text:span><text:span text:style-name="T11">x</text:span><text:span text:style-name="T6">∃</text:span><text:span text:style-name="T11">yS(x, y)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0:03:52.202084321</meta:creation-date>
    <dc:date>2024-09-06T21:03:52.730439877</dc:date>
    <meta:editing-duration>PT2H45M20S</meta:editing-duration>
    <meta:editing-cycles>3</meta:editing-cycles>
    <meta:generator>LibreOffice/24.2.5.2$Linux_X86_64 LibreOffice_project/bffef4ea93e59bebbeaf7f431bb02b1a39ee8a59</meta:generator>
    <meta:document-statistic meta:table-count="0" meta:image-count="0" meta:object-count="0" meta:page-count="3" meta:paragraph-count="73" meta:word-count="352" meta:character-count="1738" meta:non-whitespace-character-count="1455"/>
  </office:meta>
</office:document-meta>
</file>